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92d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:</text:p>
      <text:p text:style-name="Standard">:</text:p>
      <text:p text:style-name="Standard">TYPE_ACTIVITE_ANNEXE: idTAA, activite</text:p>
      <text:p text:style-name="Standard">CATEGORISE ACT, 11 ACTIVITE_ANNEXE, 0N TYPE_ACTIVITE_ANNEXE</text:p>
      <text:p text:style-name="Standard">:</text:p>
      <text:p text:style-name="Standard">:</text:p>
      <text:p text:style-name="Standard"/>
      <text:p text:style-name="Standard">:</text:p>
      <text:p text:style-name="Standard">JOUER INSTRU, 0N ARTISTE, 0N INSTRUMENT</text:p>
      <text:p text:style-name="Standard">ARTISTE: idA, nom</text:p>
      <text:p text:style-name="Standard">ACTIVITE_ANNEXE: idAA, description, date, duree</text:p>
      <text:p text:style-name="Standard">A LIEU ANNEXE, 1N LIEUX, 11 ACTIVITE_ANNEXE</text:p>
      <text:p text:style-name="Standard">:</text:p>
      <text:p text:style-name="Standard"/>
      <text:p text:style-name="Standard">:</text:p>
      <text:p text:style-name="Standard">INSTRUMENT: idI, instrument</text:p>
      <text:p text:style-name="Standard">FAIRE PARTIE, 1N GROUPE, 11 ARTISTE</text:p>
      <text:p text:style-name="Standard">PARTICIPER, 0N GROUPE, 1N ACTIVITE_ANNEXE</text:p>
      <text:p text:style-name="Standard">LIEUX: idL, lieu, capacite, photosL</text:p>
      <text:p text:style-name="Standard">DEPLACER, 1N LIEUX, 11 LIEUX: tempsDeTrajet</text:p>
      <text:p text:style-name="Standard"/>
      <text:p text:style-name="Standard">HEBERGEMENT: idH, libelle, capacite</text:p>
      <text:p text:style-name="Standard">OCCUPER, 0N GROUPE, 0N HEBERGEMENT: date</text:p>
      <text:p text:style-name="Standard">GROUPE: idG, description, photosG, descriptionG, reseauxG</text:p>
      <text:p text:style-name="Standard">PERFORMER, 11 CONCERT, 1N GROUPE</text:p>
      <text:p text:style-name="Standard">A LIEU, 11 CONCERT, 1N LIEUX</text:p>
      <text:p text:style-name="Standard">:</text:p>
      <text:p text:style-name="Standard"/>
      <text:p text:style-name="Standard">:</text:p>
      <text:p text:style-name="Standard">JOUER STYLE, 1N STYLE_MUSIQUE, 1N GROUPE</text:p>
      <text:p text:style-name="Standard">:</text:p>
      <text:p text:style-name="Standard">FAVORISER GROUPE, 0N FESTIVALIER, 0N GROUPE</text:p>
      <text:p text:style-name="Standard">CONCERT: idR, date, duree, montage, demontage</text:p>
      <text:p text:style-name="Standard">:</text:p>
      <text:p text:style-name="Standard"/>
      <text:p text:style-name="Standard">:</text:p>
      <text:p text:style-name="Standard">STYLE_MUSIQUE: idSty, style</text:p>
      <text:p text:style-name="Standard">FAVORISER STYLE, 0N FESTIVALIER, 0N STYLE_MUSIQUE</text:p>
      <text:p text:style-name="Standard">FESTIVALIER: idSpec, prenom, nom</text:p>
      <text:p text:style-name="Standard">RESERVER, 0N CONCERT, 0N BILLET</text:p>
      <text:p text:style-name="Standard">:</text:p>
      <text:p text:style-name="Standard"/>
      <text:p text:style-name="Standard">:</text:p>
      <text:p text:style-name="Standard">CATEGORISE MUSIQUE, 11 STYLE_MUSIQUE, 1N TYPE_MUSIQUE</text:p>
      <text:p text:style-name="Standard">:</text:p>
      <text:p text:style-name="Standard">ACHETER, 0N FESTIVALIER, 11 BILLET</text:p>
      <text:p text:style-name="Standard">BILLET: idB, duree</text:p>
      <text:p text:style-name="Standard">:</text:p>
      <text:p text:style-name="Standard"/>
      <text:p text:style-name="Standard">:</text:p>
      <text:p text:style-name="Standard">TYPE_MUSIQUE: idT, type</text:p>
      <text:p text:style-name="Standard">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02:48.564857636</meta:creation-date>
    <dc:date>2024-01-18T11:26:10.275611115</dc:date>
    <meta:editing-duration>PT1H20M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45" meta:word-count="153" meta:character-count="1028" meta:non-whitespace-character-count="920"/>
  </office:meta>
</office:document-meta>
</file>